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42c" officeooo:paragraph-rsid="0014742c"/>
    </style:style>
    <style:style style:name="P2" style:family="paragraph" style:parent-style-name="Standard">
      <style:paragraph-properties fo:text-align="start" style:justify-single-word="false"/>
      <style:text-properties officeooo:rsid="0014742c" officeooo:paragraph-rsid="0014742c"/>
    </style:style>
    <style:style style:name="P3" style:family="paragraph" style:parent-style-name="Standard">
      <style:paragraph-properties fo:text-align="start" style:justify-single-word="false"/>
      <style:text-properties officeooo:paragraph-rsid="0014742c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742c" officeooo:paragraph-rsid="0014742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officeooo:rsid="0014742c" officeooo:paragraph-rsid="0014742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normal" officeooo:rsid="0014742c" officeooo:paragraph-rsid="0014742c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14742c" officeooo:paragraph-rsid="0014742c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officeooo:rsid="0014742c" officeooo:paragraph-rsid="0014742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4742c" officeooo:paragraph-rsid="0014742c"/>
    </style:style>
    <style:style style:name="P10" style:family="paragraph" style:parent-style-name="Standard">
      <style:paragraph-properties fo:text-align="start" style:justify-single-word="false"/>
      <style:text-properties officeooo:rsid="0016fbb4" officeooo:paragraph-rsid="0016fbb4"/>
    </style:style>
    <style:style style:name="T1" style:family="text">
      <style:text-properties fo:font-size="12pt" fo:font-style="normal" fo:font-weight="bold" officeooo:rsid="0014742c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fb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D Projet Epitech</text:p>
      <text:p text:style-name="P1"/>
      <text:p text:style-name="P1"/>
      <text:p text:style-name="P4">Introduction : (Speech du jeu)</text:p>
      <text:p text:style-name="P2"/>
      <text:p text:style-name="P10">Gameplay assimétrique, plateau (ou maison) généré aléatoirement</text:p>
      <text:p text:style-name="P2"/>
      <text:p text:style-name="P10">Maison hanté ? Fantome qui empêche le </text:p>
      <text:p text:style-name="P10"/>
      <text:p text:style-name="P10"/>
      <text:p text:style-name="P10">POI : Différentes portes, des buttons (coop), un item dans la main, des équipements pour améliorer stats</text:p>
      <text:p text:style-name="P10"/>
      <text:p text:style-name="P10"/>
      <text:p text:style-name="P10">Environnement :</text:p>
      <text:p text:style-name="P10"/>
      <text:p text:style-name="P10"><text:tab/>Plateau, généré random</text:p>
      <text:p text:style-name="P10"/>
      <text:p text:style-name="P10"/>
      <text:p text:style-name="P2"/>
      <text:p text:style-name="P5">I) Conception fonctionnelle</text:p>
      <text:p text:style-name="P5"/>
      <text:p text:style-name="P7"/>
      <text:p text:style-name="P8">Univers: (Ambiance, thème, genre) <text:span text:style-name="T3">Ambiance arcade</text:span></text:p>
      <text:p text:style-name="P8"/>
      <text:p text:style-name="P8">Histoire : (Contexte rapide, Dialogue ?)</text:p>
      <text:p text:style-name="P8"/>
      <text:p text:style-name="P8">Personnages : (Personnalités, idées)</text:p>
      <text:p text:style-name="P8"/>
      <text:p text:style-name="P8"/>
      <text:p text:style-name="P8"/>
      <text:p text:style-name="P6">II) Conception technique</text:p>
      <text:p text:style-name="P6"/>
      <text:p text:style-name="P8">Technologies: (Plateforme(s) cible(s), langages, outils)</text:p>
      <text:p text:style-name="P8"/>
      <text:p text:style-name="P8">Gameplay : (Type(s) de jeu, Niveaux, expérience utilisateur)</text:p>
      <text:p text:style-name="P8"/>
      <text:p text:style-name="P8">Level Design : (Type de niveaux, Quel souhait pour l’env)</text:p>
      <text:p text:style-name="P8"/>
      <text:p text:style-name="P8">UX : (Interface utilisateur)</text:p>
      <text:p text:style-name="P8"/>
      <text:p text:style-name="P8">Audio : (Audio dans le jeu ? Créations originales ? Libre de droits?)</text:p>
      <text:p text:style-name="P8"/>
      <text:p text:style-name="P3"><text:span text:style-name="T1">Distribution : </text:span><text:span text:style-name="T2">(Méthode de distribution et de promotion du jeu)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25:51.890000000</meta:creation-date>
    <dc:date>2020-06-12T16:52:33.394000000</dc:date>
    <meta:editing-duration>PT32M19S</meta:editing-duration>
    <meta:editing-cycles>2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8" meta:word-count="116" meta:character-count="801" meta:non-whitespace-character-count="700"/>
  </office:meta>
</office:document-meta>
</file>